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7029">
            <text:p>TO-7029</text:p>
          </table:table-cell>
          <table:table-cell office:value-type="float" office:value="48.24">
            <text:p>48.24</text:p>
          </table:table-cell>
          <table:table-cell office:value-type="float" office:value="-58.83">
            <text:p>-58.83</text:p>
          </table:table-cell>
          <table:table-cell office:value-type="float" office:value="13770.0">
            <text:p>13770.0</text:p>
          </table:table-cell>
          <table:table-cell office:value-type="float" office:value="90.0">
            <text:p>9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7455">
            <text:p>TO-7455</text:p>
          </table:table-cell>
          <table:table-cell office:value-type="float" office:value="48.31">
            <text:p>48.31</text:p>
          </table:table-cell>
          <table:table-cell office:value-type="float" office:value="-58.71">
            <text:p>-58.71</text:p>
          </table:table-cell>
          <table:table-cell office:value-type="float" office:value="14000.0">
            <text:p>14000.0</text:p>
          </table:table-cell>
          <table:table-cell office:value-type="float" office:value="121.0">
            <text:p>121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60">
            <text:p>TO-3160</text:p>
          </table:table-cell>
          <table:table-cell office:value-type="float" office:value="48.54">
            <text:p>48.54</text:p>
          </table:table-cell>
          <table:table-cell office:value-type="float" office:value="-58.58">
            <text:p>-58.58</text:p>
          </table:table-cell>
          <table:table-cell office:value-type="float" office:value="1050.0">
            <text:p>1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Potter2015,VacchiEtal2018">
            <text:p>ShawPotter201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61_(3170)">
            <text:p>TO-3161_(3170)</text:p>
          </table:table-cell>
          <table:table-cell office:value-type="float" office:value="48.54">
            <text:p>48.54</text:p>
          </table:table-cell>
          <table:table-cell office:value-type="float" office:value="-58.58">
            <text:p>-58.58</text:p>
          </table:table-cell>
          <table:table-cell office:value-type="float" office:value="640.0">
            <text:p>6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Potter2015,VacchiEtal2018">
            <text:p>ShawPotter201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X-9527">
            <text:p>GX-9527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365.0">
            <text:p>236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3">
            <text:p>TO-8503</text:p>
          </table:table-cell>
          <table:table-cell office:value-type="float" office:value="48.59">
            <text:p>48.59</text:p>
          </table:table-cell>
          <table:table-cell office:value-type="float" office:value="-58.89">
            <text:p>-58.89</text:p>
          </table:table-cell>
          <table:table-cell office:value-type="float" office:value="12300.0">
            <text:p>1230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200">
            <text:p>GSC-1200</text:p>
          </table:table-cell>
          <table:table-cell office:value-type="float" office:value="48.26">
            <text:p>48.26</text:p>
          </table:table-cell>
          <table:table-cell office:value-type="float" office:value="-58.8">
            <text:p>-58.8</text:p>
          </table:table-cell>
          <table:table-cell office:value-type="float" office:value="14000.0">
            <text:p>14000.0</text:p>
          </table:table-cell>
          <table:table-cell office:value-type="float" office:value="105.0">
            <text:p>10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2.4">
            <text:p>32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LowdonEtal1971,VacchiEtal2018">
            <text:p>LowdonEtal197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X-9965">
            <text:p>GX-9965</text:p>
          </table:table-cell>
          <table:table-cell office:value-type="float" office:value="48.25">
            <text:p>48.25</text:p>
          </table:table-cell>
          <table:table-cell office:value-type="float" office:value="-58.8">
            <text:p>-58.8</text:p>
          </table:table-cell>
          <table:table-cell office:value-type="float" office:value="11300.0">
            <text:p>11300.0</text:p>
          </table:table-cell>
          <table:table-cell office:value-type="float" office:value="620.0">
            <text:p>6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74">
            <text:p>TO-3174</text:p>
          </table:table-cell>
          <table:table-cell office:value-type="float" office:value="47.66">
            <text:p>47.66</text:p>
          </table:table-cell>
          <table:table-cell office:value-type="float" office:value="-58.4">
            <text:p>-58.4</text:p>
          </table:table-cell>
          <table:table-cell office:value-type="float" office:value="6320.0">
            <text:p>632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5.4">
            <text:p>-25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Forbes1995,VacchiEtal2018">
            <text:p>ShawForbes199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6137">
            <text:p>TO-6137</text:p>
          </table:table-cell>
          <table:table-cell office:value-type="float" office:value="48.55">
            <text:p>48.55</text:p>
          </table:table-cell>
          <table:table-cell office:value-type="float" office:value="-58.67">
            <text:p>-58.67</text:p>
          </table:table-cell>
          <table:table-cell office:value-type="float" office:value="14070.0">
            <text:p>14070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6138">
            <text:p>TO-6138</text:p>
          </table:table-cell>
          <table:table-cell office:value-type="float" office:value="48.54">
            <text:p>48.54</text:p>
          </table:table-cell>
          <table:table-cell office:value-type="float" office:value="-58.63">
            <text:p>-58.63</text:p>
          </table:table-cell>
          <table:table-cell office:value-type="float" office:value="13000.0">
            <text:p>13000.0</text:p>
          </table:table-cell>
          <table:table-cell office:value-type="float" office:value="103.0">
            <text:p>103.0</text:p>
          </table:table-cell>
          <table:table-cell office:value-type="string" office:value="hiatella arctica and macoma calcarea">
            <text:p>hiatella arctica and 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203">
            <text:p>GSC-1203</text:p>
          </table:table-cell>
          <table:table-cell office:value-type="float" office:value="48.68">
            <text:p>48.68</text:p>
          </table:table-cell>
          <table:table-cell office:value-type="float" office:value="-58.86">
            <text:p>-58.86</text:p>
          </table:table-cell>
          <table:table-cell office:value-type="float" office:value="6200.0">
            <text:p>6200.0</text:p>
          </table:table-cell>
          <table:table-cell office:value-type="float" office:value="105.0">
            <text:p>10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LowdonEtal1971,VacchiEtal2018">
            <text:p>LowdonEtal197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71">
            <text:p>BETA-19571</text:p>
          </table:table-cell>
          <table:table-cell office:value-type="float" office:value="48.45">
            <text:p>48.45</text:p>
          </table:table-cell>
          <table:table-cell office:value-type="float" office:value="-58.51">
            <text:p>-58.51</text:p>
          </table:table-cell>
          <table:table-cell office:value-type="float" office:value="470.0">
            <text:p>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12689">
            <text:p>T12689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590.0">
            <text:p>2590.0</text:p>
          </table:table-cell>
          <table:table-cell office:value-type="float" office:value="92.0">
            <text:p>9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4">
            <text:p>BETA-19584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640.0">
            <text:p>6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5">
            <text:p>BETA-19585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760.0">
            <text:p>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50563">
            <text:p>BETA-150563</text:p>
          </table:table-cell>
          <table:table-cell office:value-type="float" office:value="47.65">
            <text:p>47.65</text:p>
          </table:table-cell>
          <table:table-cell office:value-type="float" office:value="-57.32">
            <text:p>-57.32</text:p>
          </table:table-cell>
          <table:table-cell office:value-type="float" office:value="5730.0">
            <text:p>5730.0</text:p>
          </table:table-cell>
          <table:table-cell office:value-type="float" office:value="40.0">
            <text:p>4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3.6">
            <text:p>-23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36932">
            <text:p>BETA-136932</text:p>
          </table:table-cell>
          <table:table-cell office:value-type="float" office:value="48.51">
            <text:p>48.51</text:p>
          </table:table-cell>
          <table:table-cell office:value-type="float" office:value="-59.05">
            <text:p>-59.05</text:p>
          </table:table-cell>
          <table:table-cell office:value-type="float" office:value="12800.0">
            <text:p>12800.0</text:p>
          </table:table-cell>
          <table:table-cell office:value-type="float" office:value="103.0">
            <text:p>103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6">
            <text:p>BETA-19586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300.0">
            <text:p>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942">
            <text:p>GSC-5942</text:p>
          </table:table-cell>
          <table:table-cell office:value-type="float" office:value="48.54">
            <text:p>48.54</text:p>
          </table:table-cell>
          <table:table-cell office:value-type="float" office:value="-58.62">
            <text:p>-58.62</text:p>
          </table:table-cell>
          <table:table-cell office:value-type="float" office:value="13000.0">
            <text:p>1300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68">
            <text:p>GSC-5268</text:p>
          </table:table-cell>
          <table:table-cell office:value-type="float" office:value="47.61">
            <text:p>47.61</text:p>
          </table:table-cell>
          <table:table-cell office:value-type="float" office:value="-57.63">
            <text:p>-57.63</text:p>
          </table:table-cell>
          <table:table-cell office:value-type="float" office:value="6930.0">
            <text:p>693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6">
            <text:p>-15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67">
            <text:p>GSC-5267</text:p>
          </table:table-cell>
          <table:table-cell office:value-type="float" office:value="47.68">
            <text:p>47.68</text:p>
          </table:table-cell>
          <table:table-cell office:value-type="float" office:value="-58.54">
            <text:p>-58.54</text:p>
          </table:table-cell>
          <table:table-cell office:value-type="float" office:value="10800.0">
            <text:p>10800.0</text:p>
          </table:table-cell>
          <table:table-cell office:value-type="float" office:value="85.0">
            <text:p>85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06">
            <text:p>GSC-5206</text:p>
          </table:table-cell>
          <table:table-cell office:value-type="float" office:value="47.55">
            <text:p>47.55</text:p>
          </table:table-cell>
          <table:table-cell office:value-type="float" office:value="-56.93">
            <text:p>-56.93</text:p>
          </table:table-cell>
          <table:table-cell office:value-type="float" office:value="10600.0">
            <text:p>1060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656">
            <text:p>OS-123656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1840.0">
            <text:p>184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525">
            <text:p>OS-123525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1770.0">
            <text:p>177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524">
            <text:p>OS-123524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2490.0">
            <text:p>249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039">
            <text:p>GSC-5039</text:p>
          </table:table-cell>
          <table:table-cell office:value-type="float" office:value="47.62">
            <text:p>47.62</text:p>
          </table:table-cell>
          <table:table-cell office:value-type="float" office:value="-59.21">
            <text:p>-59.21</text:p>
          </table:table-cell>
          <table:table-cell office:value-type="float" office:value="11400.0">
            <text:p>11400.0</text:p>
          </table:table-cell>
          <table:table-cell office:value-type="float" office:value="85.0">
            <text:p>85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Atkinson1995,VacchiEtal2018">
            <text:p>McNeelyAtkinson199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12692">
            <text:p>T12692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556.0">
            <text:p>2556.0</text:p>
          </table:table-cell>
          <table:table-cell office:value-type="float" office:value="76.0">
            <text:p>7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36168">
            <text:p>BETA-36168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4590.0">
            <text:p>4590.0</text:p>
          </table:table-cell>
          <table:table-cell office:value-type="float" office:value="90.0">
            <text:p>90.0</text:p>
          </table:table-cell>
          <table:table-cell office:value-type="string" office:value="ericaceous peat">
            <text:p>ericace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36168">
            <text:p>BETA-36168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4590.0">
            <text:p>4590.0</text:p>
          </table:table-cell>
          <table:table-cell office:value-type="float" office:value="180.0">
            <text:p>180.0</text:p>
          </table:table-cell>
          <table:table-cell office:value-type="string" office:value="ericaceous peat">
            <text:p>ericace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UQ-646">
            <text:p>UQ-646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770.0">
            <text:p>277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WAT-883">
            <text:p>WAT-883</text:p>
          </table:table-cell>
          <table:table-cell office:value-type="float" office:value="48.43">
            <text:p>48.43</text:p>
          </table:table-cell>
          <table:table-cell office:value-type="float" office:value="-58.48">
            <text:p>-58.48</text:p>
          </table:table-cell>
          <table:table-cell office:value-type="float" office:value="9350.0">
            <text:p>9350.0</text:p>
          </table:table-cell>
          <table:table-cell office:value-type="float" office:value="120.0">
            <text:p>120.0</text:p>
          </table:table-cell>
          <table:table-cell office:value-type="string" office:value="organic debris">
            <text:p>organic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5">
            <text:p>TO-8505</text:p>
          </table:table-cell>
          <table:table-cell office:value-type="float" office:value="48.59">
            <text:p>48.59</text:p>
          </table:table-cell>
          <table:table-cell office:value-type="float" office:value="-58.89">
            <text:p>-58.89</text:p>
          </table:table-cell>
          <table:table-cell office:value-type="float" office:value="11420.0">
            <text:p>11420.0</text:p>
          </table:table-cell>
          <table:table-cell office:value-type="float" office:value="139.0">
            <text:p>139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7">
            <text:p>TO-8507</text:p>
          </table:table-cell>
          <table:table-cell office:value-type="float" office:value="48.62">
            <text:p>48.62</text:p>
          </table:table-cell>
          <table:table-cell office:value-type="float" office:value="-59.09">
            <text:p>-59.09</text:p>
          </table:table-cell>
          <table:table-cell office:value-type="float" office:value="12800.0">
            <text:p>12800.0</text:p>
          </table:table-cell>
          <table:table-cell office:value-type="float" office:value="121.0">
            <text:p>121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8">
            <text:p>TO-8508</text:p>
          </table:table-cell>
          <table:table-cell office:value-type="float" office:value="48.52">
            <text:p>48.52</text:p>
          </table:table-cell>
          <table:table-cell office:value-type="float" office:value="-58.78">
            <text:p>-58.78</text:p>
          </table:table-cell>
          <table:table-cell office:value-type="float" office:value="12100.0">
            <text:p>12100.0</text:p>
          </table:table-cell>
          <table:table-cell office:value-type="float" office:value="112.0">
            <text:p>112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3">
            <text:p>BETA-19583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1350.0">
            <text:p>1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2015">
            <text:p>GSC-2015</text:p>
          </table:table-cell>
          <table:table-cell office:value-type="float" office:value="48.52">
            <text:p>48.52</text:p>
          </table:table-cell>
          <table:table-cell office:value-type="float" office:value="-58.92">
            <text:p>-58.92</text:p>
          </table:table-cell>
          <table:table-cell office:value-type="float" office:value="14000.0">
            <text:p>14000.0</text:p>
          </table:table-cell>
          <table:table-cell office:value-type="float" office:value="55.0">
            <text:p>55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2942">
            <text:p>GSC-2942</text:p>
          </table:table-cell>
          <table:table-cell office:value-type="float" office:value="48.65">
            <text:p>48.65</text:p>
          </table:table-cell>
          <table:table-cell office:value-type="float" office:value="-58.66">
            <text:p>-58.66</text:p>
          </table:table-cell>
          <table:table-cell office:value-type="float" office:value="14100.0">
            <text:p>14100.0</text:p>
          </table:table-cell>
          <table:table-cell office:value-type="float" office:value="170.0">
            <text:p>1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3">
            <text:p>GSC-4733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9020.0">
            <text:p>90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243">
            <text:p>GSC-4243</text:p>
          </table:table-cell>
          <table:table-cell office:value-type="float" office:value="48.62">
            <text:p>48.62</text:p>
          </table:table-cell>
          <table:table-cell office:value-type="float" office:value="-58.97">
            <text:p>-58.97</text:p>
          </table:table-cell>
          <table:table-cell office:value-type="float" office:value="2840.0">
            <text:p>28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">
            <text:p>-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Jorgensen1992,VacchiEtal2018">
            <text:p>McNeelyJorgensen199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652">
            <text:p>GSC-4652</text:p>
          </table:table-cell>
          <table:table-cell office:value-type="float" office:value="47.63">
            <text:p>47.63</text:p>
          </table:table-cell>
          <table:table-cell office:value-type="float" office:value="-59.26">
            <text:p>-59.26</text:p>
          </table:table-cell>
          <table:table-cell office:value-type="float" office:value="1200.0">
            <text:p>120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24">
            <text:p>GSC-4724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9970.0">
            <text:p>9970.0</text:p>
          </table:table-cell>
          <table:table-cell office:value-type="float" office:value="75.0">
            <text:p>75.0</text:p>
          </table:table-cell>
          <table:table-cell office:value-type="string" office:value="s. polynyma">
            <text:p>s. polynym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0">
            <text:p>GSC-4730</text:p>
          </table:table-cell>
          <table:table-cell office:value-type="float" office:value="48.54">
            <text:p>48.54</text:p>
          </table:table-cell>
          <table:table-cell office:value-type="float" office:value="-58.43">
            <text:p>-58.43</text:p>
          </table:table-cell>
          <table:table-cell office:value-type="float" office:value="490.0">
            <text:p>490.0</text:p>
          </table:table-cell>
          <table:table-cell office:value-type="float" office:value="70.0">
            <text:p>70.0</text:p>
          </table:table-cell>
          <table:table-cell office:value-type="string" office:value="peat and wood fragments">
            <text:p>peat and 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0">
            <text:p>GSC-4730</text:p>
          </table:table-cell>
          <table:table-cell office:value-type="float" office:value="48.52">
            <text:p>48.52</text:p>
          </table:table-cell>
          <table:table-cell office:value-type="float" office:value="-58.43">
            <text:p>-58.43</text:p>
          </table:table-cell>
          <table:table-cell office:value-type="float" office:value="490.0">
            <text:p>490.0</text:p>
          </table:table-cell>
          <table:table-cell office:value-type="float" office:value="35.0">
            <text:p>35.0</text:p>
          </table:table-cell>
          <table:table-cell office:value-type="string" office:value="peat and wood fragments">
            <text:p>peat and 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cNeelyJorgensen1993,VacchiEtal2018">
            <text:p>McNeelyJorgensen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292">
            <text:p>GSC-4292</text:p>
          </table:table-cell>
          <table:table-cell office:value-type="float" office:value="48.64">
            <text:p>48.64</text:p>
          </table:table-cell>
          <table:table-cell office:value-type="float" office:value="-58.65">
            <text:p>-58.65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lake1988,VacchiEtal2018">
            <text:p>Blake1988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350">
            <text:p>GSC-1350</text:p>
          </table:table-cell>
          <table:table-cell office:value-type="float" office:value="48.26">
            <text:p>48.26</text:p>
          </table:table-cell>
          <table:table-cell office:value-type="float" office:value="-58.8">
            <text:p>-58.8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owdonEtal1971,VacchiEtal2018">
            <text:p>LowdonEtal197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